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I am applying for the position of Test and Verification Software Engineer which I saw was available on SpaceX's website: spacex.com/careers.php </text:p>
      <text:p text:style-name="Standard"/>
      <text:p text:style-name="Standard">I will soon graduate from Earlham College with a degree in Computer Science. </text:p>
      <text:p text:style-name="Standard"/>
      <text:p text:style-name="Standard">I was heavily involved with a FIRST robotics team all throughout high school and I became addicted to the fast pace atmosphere of a team of people with different talents and skills collaborating and working with each other on a project that they were all passionate about and personally invested in. I am hoping to find a job which would provide me with an experience similar to the one I had on my high school robotics team, and I expect that I would find such a work environment at SpaceX.</text:p>
      <text:p text:style-name="Standard"/>
      <text:p text:style-name="P1">In my opinion, the greatest things that humanity has ever done have been advances in space exploration. In the future, I expect Spacex will make a major impact in the world of space exploration and I want to be involved. <text:s/></text:p>
      <text:p text:style-name="P1"/>
      <text:p text:style-name="P1">For the past couple of summers, I have had an internship with Woodward HRT and the experience has provided me with skills which I expect will be useful for this position.</text:p>
      <text:p text:style-name="P1"/>
      <text:p text:style-name="P1">While at Woodward HRT, I tested software on circuitry for which the software was developed and reported runtime statistics along with any errors which had occurred. I also compiled source code for some of their projects through lint and modified code which failed the lint compiler in order to make their code up to MISRA standards. </text:p>
      <text:p text:style-name="P1"/>
      <text:p text:style-name="P1">I was <text:s/>asked to manually reformat and transfer data from one database to another. I found a way to automate the process and I finished the assignment much sooner than was expected. My manager liked my solution for automating the process and he had me teach other employees how to apply it to other <text:s/>tasks to make data analysis much more time efficient. As far as I know they are still using it today. </text:p>
      <text:p text:style-name="P1"/>
      <text:p text:style-name="P1">The introductory computer science courses taught at Earlham cover C++ and as a result, the majority of my programming experience has been using C++. <text:s/>I have since worked on projects such as creating my own shell and making a multi-threaded server which require low-level operations which C has and C++ does not have. I took a robotics course in which all of the programming was in Python. Throughout my computer science education at Earlham, I have written countless shell scripts and have used Perl extensively. </text:p>
      <text:p text:style-name="P1"/>
      <text:p text:style-name="P1">I am excited to see that experience in a Linux environment is required for this position because the majority of the software development that I have done has been in a Linux environment and that is where I am most comfortable and have the most mobility as a software develope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emy Hurst</meta:initial-creator>
    <meta:creation-date>2012-03-12T16:04:12</meta:creation-date>
    <dc:date>2012-03-14T01:39:20</dc:date>
    <dc:creator>Jeremy Hurst</dc:creator>
    <meta:editing-duration>PT09H25M35S</meta:editing-duration>
    <meta:editing-cycles>3</meta:editing-cycles>
    <meta:generator>OpenOffice.org/3.2$Linux OpenOffice.org_project/320m12$Build-9483</meta:generator>
    <meta:document-statistic meta:table-count="0" meta:image-count="0" meta:object-count="0" meta:page-count="1" meta:paragraph-count="9" meta:word-count="460" meta:character-count="2630"/>
  </office:meta>
</office:document-meta>
</file>